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fo:color="#000000" style:font-name="arial" fo:font-size="12pt" style:font-size-asian="12pt" style:font-size-complex="12pt"/>
    </style:style>
    <style:style style:name="P8"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17"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1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1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1"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22" style:family="paragraph" style:parent-style-name="Standard">
      <style:paragraph-properties fo:text-align="justify" style:justify-single-word="false"/>
      <style:text-properties style:font-name="arial"/>
    </style:style>
    <style:style style:name="P23" style:family="paragraph" style:parent-style-name="Standard">
      <style:paragraph-properties fo:text-align="justify" style:justify-single-word="false"/>
      <style:text-properties style:font-name="arial" officeooo:paragraph-rsid="00622c0c"/>
    </style:style>
    <style:style style:name="P24" style:family="paragraph" style:parent-style-name="Standard">
      <style:paragraph-properties fo:text-align="justify" style:justify-single-word="false"/>
      <style:text-properties style:font-name="arial" officeooo:paragraph-rsid="0064a0a0"/>
    </style:style>
    <style:style style:name="P25" style:family="paragraph" style:parent-style-name="Standard">
      <style:paragraph-properties fo:text-align="justify" style:justify-single-word="false"/>
      <style:text-properties style:font-name="arial" officeooo:paragraph-rsid="0063b9dd"/>
    </style:style>
    <style:style style:name="P26" style:family="paragraph" style:parent-style-name="Standard">
      <style:paragraph-properties fo:text-align="justify" style:justify-single-word="false"/>
      <style:text-properties style:font-name="arial" officeooo:paragraph-rsid="00687119"/>
    </style:style>
    <style:style style:name="P27" style:family="paragraph" style:parent-style-name="Standard">
      <style:paragraph-properties fo:text-align="justify" style:justify-single-word="false"/>
      <style:text-properties style:font-name="arial" officeooo:paragraph-rsid="004b2349"/>
    </style:style>
    <style:style style:name="P28" style:family="paragraph" style:parent-style-name="Standard">
      <style:paragraph-properties fo:text-align="justify" style:justify-single-word="false"/>
      <style:text-properties style:font-name="arial" officeooo:paragraph-rsid="00617058"/>
    </style:style>
    <style:style style:name="P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30" style:family="paragraph" style:parent-style-name="Heading_20_1">
      <style:paragraph-properties fo:text-align="justify" style:justify-single-word="false"/>
      <style:text-properties fo:color="#000000" style:font-name="arial" fo:font-size="18pt" officeooo:paragraph-rsid="00500d21" style:font-size-asian="18pt" style:font-size-complex="18pt"/>
    </style:style>
    <style:style style:name="P31"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3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33" style:family="paragraph" style:parent-style-name="Heading_20_2">
      <style:paragraph-properties fo:text-align="justify" style:justify-single-word="false"/>
      <style:text-properties officeooo:paragraph-rsid="000ea3a0"/>
    </style:style>
    <style:style style:name="P34"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35"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36" style:family="paragraph" style:parent-style-name="Standard">
      <style:paragraph-properties fo:text-align="justify" style:justify-single-word="false"/>
      <style:text-properties officeooo:paragraph-rsid="0085a54f"/>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19"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20"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21"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2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23"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24"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25"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26"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27"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28"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29"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30"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31"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32"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34"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35"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85a54f"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style:font-name-asian="Arial1" style:font-size-asian="12pt" style:font-name-complex="Arial1" style:font-size-complex="12pt" style:language-complex="pt" style:country-complex="PT"/>
    </style:style>
    <style:style style:name="T41" style:family="text">
      <style:text-properties fo:color="#000000" style:font-name="arial" fo:font-size="12pt" officeooo:rsid="001a8142" style:font-name-asian="Arial1" style:font-size-asian="12pt" style:font-name-complex="Arial1" style:font-size-complex="12pt" style:language-complex="pt" style:country-complex="PT"/>
    </style:style>
    <style:style style:name="T42" style:family="text">
      <style:text-properties fo:color="#000000" style:font-name="arial" fo:font-size="12pt" officeooo:rsid="0017e9c9" style:font-name-asian="Arial1" style:font-size-asian="12pt" style:font-name-complex="Arial1" style:font-size-complex="12pt" style:language-complex="pt" style:country-complex="PT"/>
    </style:style>
    <style:style style:name="T43"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44" style:family="text">
      <style:text-properties fo:color="#000000" style:font-name="arial" fo:font-size="12pt" fo:background-color="#ffffff" loext:char-shading-value="0" style:font-size-asian="12pt" style:font-name-complex="Arial1" style:font-size-complex="12pt"/>
    </style:style>
    <style:style style:name="T45" style:family="text">
      <style:text-properties fo:color="#000000" style:font-name="arial" fo:font-size="12pt" officeooo:rsid="0017e9c9" fo:background-color="#ffffff" loext:char-shading-value="0" style:font-size-asian="12pt" style:font-name-complex="Arial1" style:font-size-complex="12pt"/>
    </style:style>
    <style:style style:name="T46" style:family="text">
      <style:text-properties fo:color="#000000" style:font-name="arial" style:text-underline-style="solid" style:text-underline-width="auto" style:text-underline-color="font-color"/>
    </style:style>
    <style:style style:name="T47"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48"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49"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50"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51"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52"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53"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54"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55"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56"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57" style:family="text">
      <style:text-properties fo:color="#000000" fo:font-size="12pt" fo:font-weight="normal" officeooo:rsid="00824379" style:font-name-asian="Arial1" style:font-size-asian="12pt" style:font-weight-asian="normal" style:font-name-complex="Arial1" style:font-size-complex="12pt" style:language-complex="pt" style:country-complex="PT" style:font-weight-complex="normal"/>
    </style:style>
    <style:style style:name="T58"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59"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61"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62"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63"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64"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65"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66"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68"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69"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70"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71"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72"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7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74"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75"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7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77"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7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79"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80" style:family="text">
      <style:text-properties fo:font-variant="normal" fo:text-transform="none" fo:color="#000000"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81" style:family="text">
      <style:text-properties fo:font-variant="normal" fo:text-transform="none" fo:color="#000000"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82" style:family="text">
      <style:text-properties fo:font-variant="normal" fo:text-transform="none" fo:color="#000000"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83"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84"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85"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86"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87"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88" style:family="text">
      <style:text-properties fo:font-variant="normal" fo:text-transform="none"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89" style:family="text">
      <style:text-properties fo:font-variant="normal" fo:text-transform="none"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90" style:family="text">
      <style:text-properties fo:font-variant="normal" fo:text-transform="none" style:font-name="arial" fo:font-size="12pt" fo:letter-spacing="normal" fo:font-style="normal" fo:font-weight="bold" officeooo:rsid="003adbfd"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91" style:family="text">
      <style:text-properties fo:font-variant="normal" fo:text-transform="none"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92" style:family="text">
      <style:text-properties fo:font-variant="normal" fo:text-transform="none"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93" style:family="text">
      <style:text-properties fo:font-weight="bold" style:font-weight-asian="bold" style:font-name-complex="Arial1" style:language-complex="pt" style:country-complex="PT"/>
    </style:style>
    <style:style style:name="T94" style:family="text">
      <style:text-properties fo:font-weight="bold" officeooo:rsid="00222d90" style:font-weight-asian="bold" style:font-name-complex="Arial1" style:language-complex="pt" style:country-complex="PT"/>
    </style:style>
    <style:style style:name="T95" style:family="text">
      <style:text-properties fo:font-weight="bold" officeooo:rsid="00047fbc" style:font-weight-asian="bold" style:font-name-complex="Arial1" style:language-complex="pt" style:country-complex="PT"/>
    </style:style>
    <style:style style:name="T96" style:family="text">
      <style:text-properties fo:font-weight="bold" officeooo:rsid="000ea3a0" style:font-weight-asian="bold" style:font-name-complex="Arial1" style:language-complex="pt" style:country-complex="PT"/>
    </style:style>
    <style:style style:name="T97" style:family="text">
      <style:text-properties fo:font-weight="bold" officeooo:rsid="00390218" style:font-weight-asian="bold" style:font-name-complex="Arial1" style:language-complex="pt" style:country-complex="PT"/>
    </style:style>
    <style:style style:name="T98" style:family="text">
      <style:text-properties fo:font-weight="bold" style:font-name-asian="Arial1" style:font-weight-asian="bold" style:font-name-complex="Arial1" style:language-complex="pt" style:country-complex="PT"/>
    </style:style>
    <style:style style:name="T99" style:family="text">
      <style:text-properties fo:font-weight="bold" officeooo:rsid="00047fbc" style:font-name-asian="Arial1" style:font-weight-asian="bold" style:font-name-complex="Arial1" style:language-complex="pt" style:country-complex="PT"/>
    </style:style>
    <style:style style:name="T100" style:family="text">
      <style:text-properties fo:font-weight="bold" style:font-name-asian="Arial1" style:font-weight-asian="bold" style:font-name-complex="Arial1" style:language-complex="pt" style:country-complex="PT" style:font-weight-complex="bold"/>
    </style:style>
    <style:style style:name="T101" style:family="text">
      <style:text-properties fo:font-weight="bold" officeooo:rsid="0013405f" style:font-name-asian="Arial1" style:font-weight-asian="bold" style:font-name-complex="Arial1" style:language-complex="pt" style:country-complex="PT" style:font-weight-complex="bold"/>
    </style:style>
    <style:style style:name="T102" style:family="text">
      <style:text-properties fo:font-weight="bold" officeooo:rsid="001530fc" style:font-name-asian="Arial1" style:font-weight-asian="bold" style:font-name-complex="Arial1" style:language-complex="pt" style:country-complex="PT" style:font-weight-complex="bold"/>
    </style:style>
    <style:style style:name="T103" style:family="text">
      <style:text-properties fo:font-weight="bold" officeooo:rsid="00169323" style:font-name-asian="Arial1" style:font-weight-asian="bold" style:font-name-complex="Arial1" style:language-complex="pt" style:country-complex="PT" style:font-weight-complex="bold"/>
    </style:style>
    <style:style style:name="T104" style:family="text">
      <style:text-properties fo:font-weight="bold" officeooo:rsid="002d9598" style:font-name-asian="Arial1" style:font-weight-asian="bold" style:font-name-complex="Arial1" style:language-complex="pt" style:country-complex="PT" style:font-weight-complex="bold"/>
    </style:style>
    <style:style style:name="T105" style:family="text">
      <style:text-properties fo:font-weight="bold" officeooo:rsid="0030ced4" style:font-name-asian="Arial1" style:font-weight-asian="bold" style:font-name-complex="Arial1" style:language-complex="pt" style:country-complex="PT" style:font-weight-complex="bold"/>
    </style:style>
    <style:style style:name="T106" style:family="text">
      <style:text-properties fo:font-weight="bold" officeooo:rsid="003adbfd" style:font-name-asian="Arial1" style:font-weight-asian="bold" style:font-name-complex="Arial1" style:language-complex="pt" style:country-complex="PT" style:font-weight-complex="bold"/>
    </style:style>
    <style:style style:name="T107" style:family="text">
      <style:text-properties fo:font-weight="bold" officeooo:rsid="00500d21" style:font-name-asian="Arial1" style:font-weight-asian="bold" style:font-name-complex="Arial1" style:language-complex="pt" style:country-complex="PT" style:font-weight-complex="bold"/>
    </style:style>
    <style:style style:name="T108" style:family="text">
      <style:text-properties fo:font-weight="bold" officeooo:rsid="001b7398" style:font-name-asian="Arial1" style:font-weight-asian="bold" style:font-name-complex="Arial1" style:language-complex="pt" style:country-complex="PT"/>
    </style:style>
    <style:style style:name="T109" style:family="text">
      <style:text-properties fo:font-weight="bold" officeooo:rsid="001a8142" style:font-name-asian="Arial1" style:font-weight-asian="bold" style:font-name-complex="Arial1" style:language-complex="pt" style:country-complex="PT"/>
    </style:style>
    <style:style style:name="T110" style:family="text">
      <style:text-properties fo:font-weight="bold" officeooo:rsid="002803c2" style:font-name-asian="Arial1" style:font-weight-asian="bold" style:font-name-complex="Arial1" style:language-complex="pt" style:country-complex="PT"/>
    </style:style>
    <style:style style:name="T111" style:family="text">
      <style:text-properties fo:font-weight="bold" officeooo:rsid="002d9598" style:font-name-asian="Arial1" style:font-weight-asian="bold" style:font-name-complex="Arial1" style:language-complex="pt" style:country-complex="PT"/>
    </style:style>
    <style:style style:name="T112" style:family="text">
      <style:text-properties fo:font-weight="bold" officeooo:rsid="003adbfd" style:font-name-asian="Arial1" style:font-weight-asian="bold" style:font-name-complex="Arial1" style:language-complex="pt" style:country-complex="PT"/>
    </style:style>
    <style:style style:name="T113" style:family="text">
      <style:text-properties fo:font-weight="bold" officeooo:rsid="00500d21" style:font-name-asian="Arial1" style:font-weight-asian="bold" style:font-name-complex="Arial1" style:language-complex="pt" style:country-complex="PT"/>
    </style:style>
    <style:style style:name="T114"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15" style:family="text">
      <style:text-properties fo:font-weight="normal" style:font-name-asian="Arial1" style:font-weight-asian="normal" style:font-name-complex="Arial1" style:language-complex="pt" style:country-complex="PT" style:font-weight-complex="normal"/>
    </style:style>
    <style:style style:name="T116" style:family="text">
      <style:text-properties fo:font-weight="normal" officeooo:rsid="001a8142" style:font-name-asian="Arial1" style:font-weight-asian="normal" style:font-name-complex="Arial1" style:language-complex="pt" style:country-complex="PT" style:font-weight-complex="normal"/>
    </style:style>
    <style:style style:name="T117" style:family="text">
      <style:text-properties fo:font-weight="normal" officeooo:rsid="00075bc8" style:font-name-asian="Arial1" style:font-weight-asian="normal" style:font-name-complex="Arial1" style:language-complex="pt" style:country-complex="PT" style:font-weight-complex="normal"/>
    </style:style>
    <style:style style:name="T118" style:family="text">
      <style:text-properties fo:font-weight="normal" officeooo:rsid="0005cd84" style:font-name-asian="Arial1" style:font-weight-asian="normal" style:font-name-complex="Arial1" style:language-complex="pt" style:country-complex="PT" style:font-weight-complex="normal"/>
    </style:style>
    <style:style style:name="T119" style:family="text">
      <style:text-properties fo:font-weight="normal" officeooo:rsid="000ea3a0" style:font-name-asian="Arial1" style:font-weight-asian="normal" style:font-name-complex="Arial1" style:language-complex="pt" style:country-complex="PT" style:font-weight-complex="normal"/>
    </style:style>
    <style:style style:name="T120" style:family="text">
      <style:text-properties fo:font-weight="normal" officeooo:rsid="00125cbe" style:font-name-asian="Arial1" style:font-weight-asian="normal" style:font-name-complex="Arial1" style:language-complex="pt" style:country-complex="PT" style:font-weight-complex="normal"/>
    </style:style>
    <style:style style:name="T121" style:family="text">
      <style:text-properties fo:font-weight="normal" officeooo:rsid="000baeaf" style:font-name-asian="Arial1" style:font-weight-asian="normal" style:font-name-complex="Arial1" style:language-complex="pt" style:country-complex="PT" style:font-weight-complex="normal"/>
    </style:style>
    <style:style style:name="T122" style:family="text">
      <style:text-properties fo:font-weight="normal" officeooo:rsid="002d9598" style:font-name-asian="Arial1" style:font-weight-asian="normal" style:font-name-complex="Arial1" style:language-complex="pt" style:country-complex="PT" style:font-weight-complex="normal"/>
    </style:style>
    <style:style style:name="T123" style:family="text">
      <style:text-properties fo:font-weight="normal" officeooo:rsid="0030ced4" style:font-name-asian="Arial1" style:font-weight-asian="normal" style:font-name-complex="Arial1" style:language-complex="pt" style:country-complex="PT" style:font-weight-complex="normal"/>
    </style:style>
    <style:style style:name="T124" style:family="text">
      <style:text-properties fo:font-weight="normal" officeooo:rsid="003adbfd" style:font-name-asian="Arial1" style:font-weight-asian="normal" style:font-name-complex="Arial1" style:language-complex="pt" style:country-complex="PT" style:font-weight-complex="normal"/>
    </style:style>
    <style:style style:name="T125" style:family="text">
      <style:text-properties fo:font-weight="normal" officeooo:rsid="0045a71c" style:font-name-asian="Arial1" style:font-weight-asian="normal" style:font-name-complex="Arial1" style:language-complex="pt" style:country-complex="PT" style:font-weight-complex="normal"/>
    </style:style>
    <style:style style:name="T126" style:family="text">
      <style:text-properties fo:font-weight="normal" officeooo:rsid="00500d21" style:font-name-asian="Arial1" style:font-weight-asian="normal" style:font-name-complex="Arial1" style:language-complex="pt" style:country-complex="PT" style:font-weight-complex="normal"/>
    </style:style>
    <style:style style:name="T127" style:family="text">
      <style:text-properties style:font-name-asian="Arial1" style:font-name-complex="Arial1" style:language-complex="pt" style:country-complex="PT"/>
    </style:style>
    <style:style style:name="T128" style:family="text">
      <style:text-properties officeooo:rsid="0013405f" style:font-name-asian="Arial1" style:font-name-complex="Arial1" style:language-complex="pt" style:country-complex="PT"/>
    </style:style>
    <style:style style:name="T129" style:family="text">
      <style:text-properties officeooo:rsid="001a8142" style:font-name-asian="Arial1" style:font-name-complex="Arial1" style:language-complex="pt" style:country-complex="PT"/>
    </style:style>
    <style:style style:name="T130" style:family="text">
      <style:text-properties officeooo:rsid="0017e9c9" style:font-name-asian="Arial1" style:font-name-complex="Arial1" style:language-complex="pt" style:country-complex="PT"/>
    </style:style>
    <style:style style:name="T131" style:family="text">
      <style:text-properties officeooo:rsid="00169323" style:font-name-asian="Arial1" style:font-name-complex="Arial1" style:language-complex="pt" style:country-complex="PT"/>
    </style:style>
    <style:style style:name="T132" style:family="text">
      <style:text-properties officeooo:rsid="001530fc" style:font-name-asian="Arial1" style:font-name-complex="Arial1" style:language-complex="pt" style:country-complex="PT"/>
    </style:style>
    <style:style style:name="T133" style:family="text">
      <style:text-properties style:font-name-asian="Arial1" style:font-name-complex="Arial1" style:language-complex="pt" style:country-complex="PT" style:font-weight-complex="bold"/>
    </style:style>
    <style:style style:name="T134" style:family="text">
      <style:text-properties officeooo:rsid="001530fc" style:font-name-asian="Arial1" style:font-name-complex="Arial1" style:language-complex="pt" style:country-complex="PT" style:font-weight-complex="bold"/>
    </style:style>
    <style:style style:name="T135" style:family="text">
      <style:text-properties fo:background-color="#ffffff" loext:char-shading-value="0" style:font-name-complex="Arial1"/>
    </style:style>
    <style:style style:name="T136" style:family="text">
      <style:text-properties officeooo:rsid="0013405f" fo:background-color="#ffffff" loext:char-shading-value="0" style:font-name-complex="Arial1"/>
    </style:style>
    <style:style style:name="T137" style:family="text">
      <style:text-properties officeooo:rsid="0017e9c9" fo:background-color="#ffffff" loext:char-shading-value="0" style:font-name-complex="Arial1"/>
    </style:style>
    <style:style style:name="T138" style:family="text">
      <style:text-properties fo:font-size="12pt" fo:font-weight="bold" style:font-name-asian="Arial1" style:font-size-asian="12pt" style:font-weight-asian="bold" style:font-name-complex="Arial1" style:font-size-complex="12pt" style:language-complex="pt" style:country-complex="PT"/>
    </style:style>
    <style:style style:name="T139"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40"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41"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42"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43"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44"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45"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46"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47" style:family="text">
      <style:text-properties officeooo:rsid="0085a5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João Paulo Hotequil</text:p>
      <text:h text:style-name="P33"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19">h</text:span></text:a><text:a xlink:type="simple" xlink:href="mailto:joaohotequil@gmail.com" text:style-name="ListLabel_20_12" text:visited-style-name="ListLabel_20_12"><text:span text:style-name="Internet_20_link"><text:span text:style-name="T18">otequil@</text:span></text:span></text:a><text:a xlink:type="simple" xlink:href="mailto:joaohotequil@gmail.com" text:style-name="ListLabel_20_12" text:visited-style-name="ListLabel_20_12"><text:span text:style-name="Internet_20_link"><text:span text:style-name="T20">protonmail</text:span></text:span></text:a><text:a xlink:type="simple" xlink:href="mailto:joaohotequil@gmail.com" text:style-name="ListLabel_20_12" text:visited-style-name="ListLabel_20_12"><text:span text:style-name="Internet_20_link"><text:span text:style-name="T46">.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32" text:outline-level="1"/>
      <text:h text:style-name="P31" text:outline-level="1"><text:span text:style-name="T94">O que eu tenho a dizer</text:span><text:span text:style-name="T93">:</text:span></text:h>
      <text:p text:style-name="P29">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e bom design, e eu trabalho todos os dias para evoluir esses pontos!</text:p>
      <text:p text:style-name="P7"/>
      <text:h text:style-name="P31" text:outline-level="1"><text:span text:style-name="T97">Formações</text:span><text:span text:style-name="T93">:</text:span></text:h>
      <text:h text:style-name="P30" text:outline-level="1"><text:span text:style-name="lt-line-clamp_5f__5f_raw-line"><text:span text:style-name="T88">[fevereiro de </text:span></text:span><text:span text:style-name="lt-line-clamp_5f__5f_raw-line"><text:span text:style-name="T89">2021</text:span></text:span><text:span text:style-name="lt-line-clamp_5f__5f_raw-line"><text:span text:style-name="T88"> – </text:span></text:span><text:span text:style-name="lt-line-clamp_5f__5f_raw-line"><text:span text:style-name="T89">até o momento</text:span></text:span><text:span text:style-name="lt-line-clamp_5f__5f_raw-line"><text:span text:style-name="T88">] </text:span></text:span><text:span text:style-name="lt-line-clamp_5f__5f_raw-line"><text:span text:style-name="T89">FIAP</text:span></text:span><text:span text:style-name="lt-line-clamp_5f__5f_raw-line"><text:span text:style-name="T88"> | </text:span></text:span><text:span text:style-name="lt-line-clamp_5f__5f_raw-line"><text:span text:style-name="T90">Educação a distância</text:span></text:span><text:span text:style-name="lt-line-clamp_5f__5f_raw-line"><text:span text:style-name="T88">: </text:span></text:span><text:span text:style-name="lt-line-clamp_5f__5f_raw-line"><text:span text:style-name="T91">estou cursando sistemas de informação (bacharelado) em uma graduação online de quatro anos</text:span></text:span><text:span text:style-name="lt-line-clamp_5f__5f_raw-line"><text:span text:style-name="T92">.</text:span></text:span></text:h>
      <text:p text:style-name="P8"><text:span text:style-name="T98">[fevereiro de 2018 – dezembro de 20</text:span><text:span text:style-name="T99">19</text:span><text:span text:style-name="T98">] </text:span><text:span text:style-name="T100">E.E.B. Professor Honório Miranda | Gaspar, Santa Catarina: </text:span><text:span text:style-name="T116">c</text:span><text:span text:style-name="T86">ursei o segundo e terceiro ano do ensino médio.</text:span></text:p>
      <text:p text:style-name="P8"><text:span text:style-name="T98">[fevereiro de 2006 – dezembro de 2017] </text:span><text:span text:style-name="T100">Madre Francisca Lampel | Gaspar, Santa Catarina: </text:span><text:span text:style-name="T116">c</text:span><text:span text:style-name="T87">ursei o ensino fundamental (I e II) e o primeiro ano do ensino médio.</text:span></text:p>
      <text:p text:style-name="P17"/>
      <text:h text:style-name="P35" text:outline-level="1"><text:soft-page-break/><text:span text:style-name="T95">E</text:span><text:span text:style-name="T93">specializações, </text:span><text:span text:style-name="T96">t</text:span><text:span text:style-name="T93">reinamentos e cursos </text:span><text:span text:style-name="T97">(tenho algumas outras certificações que acabei não colocando aqui)</text:span><text:span text:style-name="T93">:</text:span></text:h>
      <text:p text:style-name="P36"><text:span text:style-name="T21">[100% concluído]</text:span><text:span text:style-name="T40"> </text:span><text:span text:style-name="T22">Udemy </text:span><text:span text:style-name="T36">(</text:span><text:span text:style-name="T39">47.5</text:span><text:span text:style-name="T38"> horas</text:span><text:span text:style-name="T36">)</text:span><text:span text:style-name="T22"> | </text:span><text:span text:style-name="T34">Educação a distância</text:span><text:span text:style-name="T22">:</text:span><text:span text:style-name="T40"> </text:span><text:span text:style-name="T43">feito o curso de </text:span><text:span text:style-name="T84">NodeJS, TypeScript, TDD, DDD, Clean Architecture e SOLID </text:span><text:span text:style-name="T85">do Rodrigo Manguinho</text:span><text:span text:style-name="T44">.</text:span></text:p>
      <text:p text:style-name="P4"><text:span text:style-name="T22">[</text:span><text:span text:style-name="T31">abril</text:span><text:span text:style-name="T22"> de 20</text:span><text:span text:style-name="T30">2</text:span><text:span text:style-name="T31">3</text:span><text:span text:style-name="T22"> – </text:span><text:span text:style-name="T31">abril</text:span><text:span text:style-name="T30"> de 202</text:span><text:span text:style-name="T31">3</text:span><text:span text:style-name="T22">] </text:span><text:span text:style-name="T35">Hackerspace</text:span><text:span text:style-name="T22"> </text:span><text:span text:style-name="T27">(</text:span><text:span text:style-name="T31">8 </text:span><text:span text:style-name="T27">horas)</text:span><text:span text:style-name="T22"> | </text:span><text:span text:style-name="T31">Blumenau</text:span><text:span text:style-name="T22">, Santa Catarina: </text:span><text:span text:style-name="T13">participei do evento </text:span><text:span text:style-name="T14">FLISoL </text:span><text:span text:style-name="T15">feito pela Hackerspace</text:span><text:span text:style-name="T10">.</text:span></text:p>
      <text:p text:style-name="P3"><text:span text:style-name="T22">[</text:span><text:span text:style-name="T29">novembro</text:span><text:span text:style-name="T22"> de 20</text:span><text:span text:style-name="T30">22</text:span><text:span text:style-name="T22"> – </text:span><text:span text:style-name="T29">novembro</text:span><text:span text:style-name="T22"> de 20</text:span><text:span text:style-name="T30">22</text:span><text:span text:style-name="T22">] </text:span><text:span text:style-name="T29">Front in Floripa</text:span><text:span text:style-name="T22"> </text:span><text:span text:style-name="T27">(</text:span><text:span text:style-name="T30">10</text:span><text:span text:style-name="T27"> horas)</text:span><text:span text:style-name="T22"> | </text:span><text:span text:style-name="T29">Florianópolis</text:span><text:span text:style-name="T22">, Santa Catarina: </text:span><text:span text:style-name="T13">participei do evento Front in Floripa</text:span><text:span text:style-name="T10">.</text:span></text:p>
      <text:p text:style-name="P1"><text:span text:style-name="T22">[</text:span><text:span text:style-name="T23">julho</text:span><text:span text:style-name="T22"> de </text:span><text:span text:style-name="T24">202</text:span><text:span text:style-name="T25">2</text:span><text:span text:style-name="T22"> – </text:span><text:span text:style-name="T23">julho</text:span><text:span text:style-name="T22"> de </text:span><text:span text:style-name="T24">202</text:span><text:span text:style-name="T25">2</text:span><text:span text:style-name="T22">] </text:span><text:span text:style-name="T26">Apex</text:span><text:span text:style-name="T22"> </text:span><text:span text:style-name="T27">(</text:span><text:span text:style-name="T28">4</text:span><text:span text:style-name="T27"> horas)</text:span><text:span text:style-name="T22"> | Blumenau, Santa Catarina: </text:span><text:span text:style-name="T11">participei de um workshop sobre </text:span><text:span text:style-name="T12">soft skills</text:span><text:span text:style-name="T10">.</text:span></text:p>
      <text:p text:style-name="P23"><text:span text:style-name="T59">[</text:span><text:span text:style-name="T60">abril</text:span><text:span text:style-name="T59"> de </text:span><text:span text:style-name="T61">202</text:span><text:span text:style-name="T60">2</text:span><text:span text:style-name="T59"> – </text:span><text:span text:style-name="T60">abril</text:span><text:span text:style-name="T59"> de </text:span><text:span text:style-name="T61">202</text:span><text:span text:style-name="T60">2</text:span><text:span text:style-name="T59">] </text:span><text:span text:style-name="T62">Apex</text:span><text:span text:style-name="T59"> </text:span><text:span text:style-name="T63">(</text:span><text:span text:style-name="T64">4</text:span><text:span text:style-name="T63"> horas)</text:span><text:span text:style-name="T59"> | Blumenau, Santa Catarina: </text:span><text:span text:style-name="T48">participei de um workshop sobre </text:span><text:span text:style-name="T49">cultura organizacional das empresas de tecnologia</text:span><text:span text:style-name="T47">.</text:span></text:p>
      <text:p text:style-name="P19"><text:span text:style-name="T138">[</text:span><text:span text:style-name="T139">100% concluído</text:span><text:span text:style-name="T138">] </text:span><text:span text:style-name="T142">TestDome </text:span><text:span text:style-name="T140">| </text:span><text:span text:style-name="T141">Educação a distância</text:span><text:span text:style-name="T140">: </text:span><text:span text:style-name="T144">realizei um treinamento com questões sobre </text:span><text:span text:style-name="T146">Node.js</text:span><text:span text:style-name="T143">.</text:span></text:p>
      <text:p text:style-name="P19"><text:span text:style-name="T138">[</text:span><text:span text:style-name="T139">100% concluído</text:span><text:span text:style-name="T138">] </text:span><text:span text:style-name="T142">TestDome </text:span><text:span text:style-name="T140">| </text:span><text:span text:style-name="T141">Educação a distância</text:span><text:span text:style-name="T140">: </text:span><text:span text:style-name="T144">realizei um treinamento com questões sobre </text:span><text:span text:style-name="T146">JavaScript with jQuery</text:span><text:span text:style-name="T143">.</text:span></text:p>
      <text:p text:style-name="P20"><text:span text:style-name="T138">[</text:span><text:span text:style-name="T139">100% concluído</text:span><text:span text:style-name="T138">] </text:span><text:span text:style-name="T142">TestDome </text:span><text:span text:style-name="T140">| </text:span><text:span text:style-name="T141">Educação a distância</text:span><text:span text:style-name="T140">: </text:span><text:span text:style-name="T144">realizei um treinamento com questões sobre </text:span><text:span text:style-name="T146">Vue.js.</text:span></text:p>
      <text:p text:style-name="P20"><text:span text:style-name="T138">[</text:span><text:span text:style-name="T139">100% concluído</text:span><text:span text:style-name="T138">] </text:span><text:span text:style-name="T142">TestDome </text:span><text:span text:style-name="T140">| </text:span><text:span text:style-name="T141">Educação a distância</text:span><text:span text:style-name="T140">: </text:span><text:span text:style-name="T144">realizei um treinamento com questões sobre </text:span><text:span text:style-name="T145">TypeScript </text:span><text:span text:style-name="T146">e JavaScript.</text:span></text:p>
      <text:p text:style-name="P24"><text:span text:style-name="T58">[</text:span><text:span text:style-name="T67">100% concluído</text:span><text:span text:style-name="T58">] </text:span><text:span text:style-name="T68">TestDome </text:span><text:span text:style-name="T59">| </text:span><text:span text:style-name="T65">Educação a distância</text:span><text:span text:style-name="T59">: </text:span><text:span text:style-name="T50">realizei um treinamento com questões sobre </text:span><text:span text:style-name="T51">Angular e TypeScript.</text:span></text:p>
      <text:p text:style-name="P25"><text:span text:style-name="T58">[</text:span><text:span text:style-name="T67">100% concluído</text:span><text:span text:style-name="T58">] </text:span><text:span text:style-name="T68">TestDome </text:span><text:span text:style-name="T59">| </text:span><text:span text:style-name="T65">Educação a distância</text:span><text:span text:style-name="T59">: </text:span><text:span text:style-name="T50">realizei um treinamento com questões sobre </text:span><text:span text:style-name="T52">JavaScript.</text:span></text:p>
      <text:p text:style-name="P25"><text:span text:style-name="T58">[</text:span><text:span text:style-name="T67">100% concluído</text:span><text:span text:style-name="T58">] </text:span><text:span text:style-name="T68">TestDome </text:span><text:span text:style-name="T59">| </text:span><text:span text:style-name="T65">Educação a distância</text:span><text:span text:style-name="T59">: </text:span><text:span text:style-name="T50">realizei um treinamento com questões sobre Angular.</text:span></text:p>
      <text:p text:style-name="P25"><text:span text:style-name="T58">[</text:span><text:span text:style-name="T67">100% concluído</text:span><text:span text:style-name="T58">] </text:span><text:span text:style-name="T69">EW IT</text:span><text:span text:style-name="T70"> </text:span><text:span text:style-name="T65">(</text:span><text:span text:style-name="T66">16</text:span><text:span text:style-name="T65"> horas)</text:span><text:span text:style-name="T59"> | </text:span><text:span text:style-name="T65">Educação a distância</text:span><text:span text:style-name="T59">: </text:span><text:span text:style-name="T53">completei o curso de NodeJS.</text:span></text:p>
      <text:p text:style-name="P9"><text:span text:style-name="T98">[</text:span><text:span text:style-name="T112">100% concluído</text:span><text:span text:style-name="T98">] </text:span><text:span text:style-name="T113">FIAP – Nano Courses </text:span><text:span text:style-name="T106">(</text:span><text:span text:style-name="T107">60</text:span><text:span text:style-name="T106"> horas)</text:span><text:span text:style-name="T100"> | </text:span><text:span text:style-name="T106">Educação a distância</text:span><text:span text:style-name="T100">: </text:span><text:span text:style-name="T124">concluí </text:span><text:span text:style-name="T126">o </text:span><text:span text:style-name="T124">curso de </text:span><text:span text:style-name="T126">comunicação e semiótica nos Nano Courses.</text:span></text:p>
      <text:p text:style-name="P9"><text:span text:style-name="T98">[</text:span><text:span text:style-name="T112">100% concluído</text:span><text:span text:style-name="T98">] </text:span><text:span text:style-name="T106">Loiane Groner (28 horas)</text:span><text:span text:style-name="T100"> | </text:span><text:span text:style-name="T106">Educação a distância</text:span><text:span text:style-name="T100">: </text:span><text:span text:style-name="T124">concluí um curso de Angular pela plataforma online da Loiane Groner.</text:span></text:p>
      <text:p text:style-name="P9"><text:soft-page-break/><text:span text:style-name="T98">[</text:span><text:span text:style-name="T111">dezembro</text:span><text:span text:style-name="T98"> de </text:span><text:span text:style-name="T111">2020</text:span><text:span text:style-name="T98"> – </text:span><text:span text:style-name="T111">dezembro</text:span><text:span text:style-name="T98"> de </text:span><text:span text:style-name="T111">2020</text:span><text:span text:style-name="T98">] </text:span><text:span text:style-name="T111">Microsoft</text:span><text:span text:style-name="T100"> </text:span><text:span text:style-name="T101">(</text:span><text:span text:style-name="T104">2</text:span><text:span text:style-name="T101"> horas)</text:span><text:span text:style-name="T100"> | Blumenau, Santa Catarina: </text:span><text:span text:style-name="T122">realizei o exame 70-480 da Microsoft na ProWay com perguntas de HTML5, CSS3 e JavaScript, minha pontuação final foi de 909 pontos.</text:span></text:p>
      <text:p text:style-name="P9"><text:span text:style-name="T100">[</text:span><text:span text:style-name="T105">outubro</text:span><text:span text:style-name="T100"> de </text:span><text:span text:style-name="T104">2020</text:span><text:span text:style-name="T100"> – </text:span><text:span text:style-name="T105">outubro</text:span><text:span text:style-name="T100"> de </text:span><text:span text:style-name="T104">2020</text:span><text:span text:style-name="T100">] </text:span><text:span text:style-name="T105">Apex</text:span><text:span text:style-name="T100"> </text:span><text:span text:style-name="T101">(</text:span><text:span text:style-name="T105">3</text:span><text:span text:style-name="T101"> horas)</text:span><text:span text:style-name="T100"> | Blumenau, Santa Catarina: </text:span><text:span text:style-name="T123">participei de um workshop sobre empreendedorismo.</text:span></text:p>
      <text:p text:style-name="P16"><text:span text:style-name="T100">[</text:span><text:span text:style-name="T105">outubro</text:span><text:span text:style-name="T100"> de </text:span><text:span text:style-name="T104">2020</text:span><text:span text:style-name="T100"> – </text:span><text:span text:style-name="T105">outubro</text:span><text:span text:style-name="T100"> de </text:span><text:span text:style-name="T104">2020</text:span><text:span text:style-name="T100">] </text:span><text:span text:style-name="T105">Apex</text:span><text:span text:style-name="T100"> </text:span><text:span text:style-name="T101">(</text:span><text:span text:style-name="T105">3</text:span><text:span text:style-name="T101"> horas)</text:span><text:span text:style-name="T100"> | Blumenau, Santa Catarina: </text:span><text:span text:style-name="T123">participei de um workshop sobre planejamento de carreira</text:span><text:span text:style-name="T115">.</text:span></text:p>
      <text:p text:style-name="P6"><text:span text:style-name="T22">[</text:span><text:span text:style-name="T33">setembro</text:span><text:span text:style-name="T22"> de 20</text:span><text:span text:style-name="T33">20</text:span><text:span text:style-name="T22"> – </text:span><text:span text:style-name="T33">setembro</text:span><text:span text:style-name="T22"> de 20</text:span><text:span text:style-name="T33">20</text:span><text:span text:style-name="T22">] </text:span><text:span text:style-name="T35">DB1 Group</text:span><text:span text:style-name="T22"> </text:span><text:span text:style-name="T27">(</text:span><text:span text:style-name="T30">1</text:span><text:span text:style-name="T33">2</text:span><text:span text:style-name="T27"> horas)</text:span><text:span text:style-name="T22"> | </text:span><text:span text:style-name="T34">Educação a distância</text:span><text:span text:style-name="T22">: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22">[</text:span><text:span text:style-name="T32">dezembro</text:span><text:span text:style-name="T22"> de 2019 – </text:span><text:span text:style-name="T32">dezembro</text:span><text:span text:style-name="T22"> de 2019] </text:span><text:span text:style-name="T35">Hackerspace</text:span><text:span text:style-name="T22"> </text:span><text:span text:style-name="T27">(</text:span><text:span text:style-name="T30">10</text:span><text:span text:style-name="T27"> horas)</text:span><text:span text:style-name="T22"> | </text:span><text:span text:style-name="T32">Blumenau</text:span><text:span text:style-name="T22">,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22">[</text:span><text:span text:style-name="T29">novembro</text:span><text:span text:style-name="T22"> de 2019 – </text:span><text:span text:style-name="T29">novembro</text:span><text:span text:style-name="T22"> de 2019] </text:span><text:span text:style-name="T29">Front in Floripa</text:span><text:span text:style-name="T22"> </text:span><text:span text:style-name="T27">(</text:span><text:span text:style-name="T30">10</text:span><text:span text:style-name="T27"> horas)</text:span><text:span text:style-name="T22"> | </text:span><text:span text:style-name="T29">Florianópolis</text:span><text:span text:style-name="T22">, Santa Catarina: </text:span><text:span text:style-name="T13">participei do evento Front in Floripa</text:span><text:span text:style-name="T10">.</text:span></text:p>
      <text:p text:style-name="P10"><text:span text:style-name="T98">[janeiro de 2019 – junho de 2019]</text:span><text:span text:style-name="T127"> </text:span><text:span text:style-name="T100">Apex </text:span><text:span text:style-name="T101">(180 horas)</text:span><text:span text:style-name="T100"> | Blumenau, Santa Catarina: </text:span><text:span text:style-name="T116">t</text:span><text:span text:style-name="T115">reinamento de alta performance de desenvolvimento e programação </text:span><text:span text:style-name="T117">f</text:span><text:span text:style-name="T115">ront-end </text:span><text:span text:style-name="T118">usando</text:span><text:span text:style-name="T115"> HTML5, CSS3 </text:span><text:span text:style-name="T119">(SASS e SCSS)</text:span><text:span text:style-name="T115">, JavaScript, TypeScript, testes, Angular 6, ReactJS, VueJS, Git </text:span><text:span text:style-name="T118">e </text:span><text:span text:style-name="T115">GitHub, </text:span><text:span text:style-name="T118">W</text:span><text:span text:style-name="T115">ebpack </text:span><text:span text:style-name="T118">e</text:span><text:span text:style-name="T115"> Gulp.</text:span></text:p>
      <text:p text:style-name="P10"><text:span text:style-name="T98">[dezembro de 2018 - dezembro de 2018]</text:span><text:span text:style-name="T127"> </text:span><text:span text:style-name="T100">Apex </text:span><text:span text:style-name="T101">(16 horas)</text:span><text:span text:style-name="T100"> | Blumenau, Santa Catarina: </text:span><text:span text:style-name="T116">tr</text:span><text:span text:style-name="T115">einamento de alta performance de </text:span><text:span text:style-name="T120">l</text:span><text:span text:style-name="T115">ógica de </text:span><text:span text:style-name="T120">p</text:span><text:span text:style-name="T115">rogramação </text:span><text:span text:style-name="T121">sobre</text:span><text:span text:style-name="T115"> boas práticas, manipulação de textos, criação de objetos, armazenamento de dados em listas e tópicos avançados </text:span><text:span text:style-name="T120">da linguagem</text:span><text:span text:style-name="T115">.</text:span></text:p>
      <text:p text:style-name="P11"><text:span text:style-name="T98">[dezembro de 2018 - dezembro de 2018]</text:span><text:span text:style-name="T127"> </text:span><text:span text:style-name="T100">Apex </text:span><text:span text:style-name="T101">(16 horas)</text:span><text:span text:style-name="T100"> | Blumenau, Santa Catarina: </text:span><text:span text:style-name="T116">t</text:span><text:span text:style-name="T115">reinamento</text:span><text:span text:style-name="T127"> de alta performance de </text:span><text:span text:style-name="T128">b</text:span><text:span text:style-name="T127">anco de </text:span><text:span text:style-name="T128">d</text:span><text:span text:style-name="T127">ados </text:span><text:span text:style-name="T128">sobre</text:span><text:span text:style-name="T127"> </text:span><text:span text:style-name="T135">instalação, configuração, conceitos básicos, comandos para manipulação de tabelas, texto </text:span><text:span text:style-name="T136">e</text:span><text:span text:style-name="T135"> data, operadores, </text:span><text:span text:style-name="T136">funções </text:span><text:span text:style-name="T135">básicas </text:span><text:span text:style-name="T136">e intermediárias</text:span><text:span text:style-name="T135">, normalização de dados, relacionamento entre tabelas, </text:span><text:span text:style-name="T136">unificação de </text:span><text:span text:style-name="T135">tabelas, realização de consultas, criação de views, indexação de tabelas, backup d</text:span><text:span text:style-name="T136">e</text:span><text:span text:style-name="T135"> dados e restaura</text:span><text:span text:style-name="T136">ção</text:span><text:span text:style-name="T135"> </text:span><text:span text:style-name="T136">d</text:span><text:span text:style-name="T135">as informações da base através do backup</text:span><text:span text:style-name="T127">.</text:span></text:p>
      <text:p text:style-name="P12"><text:span text:style-name="T98">[100% concluído]</text:span><text:span text:style-name="T127"> </text:span><text:span text:style-name="T100">Udemy </text:span><text:span text:style-name="T102">(</text:span><text:span text:style-name="T114">54 horas</text:span><text:span text:style-name="T102">)</text:span><text:span text:style-name="T100"> | </text:span><text:span text:style-name="T106">Educação a distância</text:span><text:span text:style-name="T100">:</text:span><text:span text:style-name="T127"> </text:span><text:span text:style-name="T129">t</text:span><text:span text:style-name="T127">reinamento básico de desenvolvimento e programação </text:span><text:span text:style-name="T130">f</text:span><text:span text:style-name="T127">ront-end </text:span><text:span text:style-name="T130">utilizando</text:span><text:span text:style-name="T127"> </text:span><text:span text:style-name="T135">HTML5, CSS3 </text:span><text:span text:style-name="T137">e</text:span><text:span text:style-name="T135"> J</text:span><text:span text:style-name="T137">ava</text:span><text:span text:style-name="T135">S</text:span><text:span text:style-name="T137">cript</text:span><text:span text:style-name="T135"> e</text:span><text:span text:style-name="T137">m cinco</text:span><text:span text:style-name="T135"> </text:span><text:span text:style-name="T137">p</text:span><text:span text:style-name="T135">rojetos.</text:span></text:p>
      <text:p text:style-name="P12"><text:span text:style-name="T98">[100% concluído]</text:span><text:span text:style-name="T127"> </text:span><text:span text:style-name="T100">Udemy </text:span><text:span text:style-name="T103">(10 horas)</text:span><text:span text:style-name="T100"> | </text:span><text:span text:style-name="T106">Educação a distância</text:span><text:span text:style-name="T100">:</text:span><text:span text:style-name="T127"> </text:span><text:span text:style-name="T129">t</text:span><text:span text:style-name="T127">reinamento básico de inglês </text:span><text:span text:style-name="T131">sobre</text:span><text:span text:style-name="T127"> </text:span><text:span text:style-name="T131">metodologia </text:span><text:span text:style-name="T127">para ser fluente.</text:span><text:bookmark text:name="_GoBack"/></text:p>
      <text:p text:style-name="P13"><text:soft-page-break/><text:span text:style-name="T98">[setembro de 2018 – fevereiro de 2019]</text:span><text:span text:style-name="T127"> </text:span><text:span text:style-name="T100">Instituto Mix </text:span><text:span text:style-name="T102">(96 horas)</text:span><text:span text:style-name="T100"> | Gaspar, Santa Catarina:</text:span><text:span text:style-name="T127"> </text:span><text:span text:style-name="T116">t</text:span><text:span text:style-name="T115">reinamento</text:span><text:span text:style-name="T127"> básico de </text:span><text:span text:style-name="T132">m</text:span><text:span text:style-name="T127">ontagem e </text:span><text:span text:style-name="T132">m</text:span><text:span text:style-name="T127">anutenção </text:span><text:span text:style-name="T132">de</text:span><text:span text:style-name="T127"> hardware e redes.</text:span></text:p>
      <text:p text:style-name="P13"><text:span text:style-name="T98">[maio de 2017 – outubro de 2018]</text:span><text:span text:style-name="T127"> </text:span><text:span text:style-name="T100">GERAR </text:span><text:span text:style-name="T102">(1280 horas)</text:span><text:span text:style-name="T100"> | Gaspar e Blumenau, Santa Catarina: </text:span><text:span text:style-name="T116">c</text:span><text:span text:style-name="T115">urso</text:span><text:span text:style-name="T133"> de </text:span><text:span text:style-name="T134">a</text:span><text:span text:style-name="T133">dministração como menor aprendiz.</text:span></text:p>
      <text:p text:style-name="P18"/>
      <text:p text:style-name="P21">Experiência:</text:p>
      <text:p text:style-name="P26"><text:span text:style-name="T58">[</text:span><text:span text:style-name="T71">outubro </text:span><text:span text:style-name="T58">de </text:span><text:span text:style-name="T72">202</text:span><text:span text:style-name="T71">1</text:span><text:span text:style-name="T58"> – </text:span><text:span text:style-name="T71">até o momento</text:span><text:span text:style-name="T58">] </text:span><text:span text:style-name="T73">Desenvolvedor front-end</text:span><text:span text:style-name="T58"> | </text:span><text:span text:style-name="T71">Performa_IT</text:span><text:span text:style-name="T58">: </text:span><text:span text:style-name="T57">c</text:span><text:span text:style-name="T54">omo desenvolvedor front-end eu trabalho em ecommerces, sites de crowdfunding e sistemas em geral. Utilizo as tecnologias: React, Angular, AngularJS, NextJS, JavaScript, TypeScript, jQuery, Storybook, RxJS, HTML, CSS, SASS, Material Design, Bootstrap, Chakra UI, Git, Bitbucket, NPM, Yarn, GraphQL e NodeJS.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text:span></text:p>
      <text:p text:style-name="P27"><text:span text:style-name="T58">[</text:span><text:span text:style-name="T72">janeiro</text:span><text:span text:style-name="T58"> de </text:span><text:span text:style-name="T72">2020</text:span><text:span text:style-name="T58"> – </text:span><text:span text:style-name="T71">setembro de 2021</text:span><text:span text:style-name="T58">] </text:span><text:span text:style-name="T73">Desenvolvedor front-end</text:span><text:span text:style-name="T58"> | </text:span><text:span text:style-name="T73">Velow </text:span><text:span text:style-name="T74">Sistemas</text:span><text:span text:style-name="T58">: </text:span><text:span text:style-name="T80">t</text:span><text:span text:style-name="T81">rabalh</text:span><text:span text:style-name="T82">ei </text:span><text:span text:style-name="T81">como desenvolvedor front-end criando e dando manutenção em aplicações web utilizando tecnologicas como HTML, CSS, SASS, JavaScript, TypeScript, jQuery, NPM, Git, Material Design, Web Socket, Firebase Web Push Notifications, Service Worker, RxJS, AngularJS e Angular, também ajudei na iniciativa da implementação do HTTP2, na criação de uma Angular Library e auxiliando novos colegas de time</text:span><text:span text:style-name="T54">.</text:span></text:p>
      <text:p text:style-name="P14"><text:span text:style-name="T98">[maio de </text:span><text:span text:style-name="T109">2019</text:span><text:span text:style-name="T98"> – </text:span><text:span text:style-name="T108">dezembro de 2019</text:span><text:span text:style-name="T98">] </text:span><text:span text:style-name="T109">Estagiário de programação</text:span><text:span text:style-name="T98"> | </text:span><text:span text:style-name="T109">Velow </text:span><text:span text:style-name="T110">Sistemas</text:span><text:span text:style-name="T98">: </text:span><text:span text:style-name="T116">a</text:span><text:span text:style-name="T115">tuei como estagiário de programação </text:span><text:span text:style-name="T125">no time de front-end</text:span><text:span text:style-name="T115">, </text:span><text:span text:style-name="T125">após isso </text:span><text:span text:style-name="T115">consegui ser efetivado.</text:span></text:p>
      <text:p text:style-name="P28"><text:span text:style-name="T75">[</text:span><text:span text:style-name="T76">novembro</text:span><text:span text:style-name="T75"> de </text:span><text:span text:style-name="T77">201</text:span><text:span text:style-name="T76">8</text:span><text:span text:style-name="T75"> – </text:span><text:span text:style-name="T76">abril</text:span><text:span text:style-name="T78"> de 2019</text:span><text:span text:style-name="T75">] </text:span><text:span text:style-name="T76">Técnico de informática</text:span><text:span text:style-name="T75"> | </text:span><text:span text:style-name="T83">Autônomo</text:span><text:span text:style-name="T75">: </text:span><text:span text:style-name="T55">comecei a fazer manutenção em computadores e atender clientes</text:span><text:span text:style-name="T47">.</text:span></text:p>
      <text:p text:style-name="P15"><text:span text:style-name="T98">[maio de 2017 – outubro de 2018] Auxiliar de TI | Fazzenda Park Hotel: </text:span><text:span text:style-name="T116">e</text:span><text:span text:style-name="T115">u era um menor aprendiz, com 14 anos, tive muitas responsabilidades e ordens de serviço para fazer, ganhei muita experiência na parte de suporte.</text:span></text:p>
      <text:p text:style-name="P22"><text:span text:style-name="T58">[junho de 2016 – janeiro de 2017] </text:span><text:span text:style-name="T79">Locutor</text:span><text:span text:style-name="T58"> | Rádio Sentinela do Vale: </text:span><text:span text:style-name="T56">t</text:span><text:span text:style-name="T47">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22</meta:editing-cycles>
    <meta:print-date>2019-02-01T12:54:00</meta:print-date>
    <meta:creation-date>2018-01-13T12:08:00</meta:creation-date>
    <dc:date>2023-07-09T20:32:16.836487843</dc:date>
    <meta:editing-duration>PT10H56M29S</meta:editing-duration>
    <meta:generator>LibreOffice/6.4.7.2$Linux_X86_64 LibreOffice_project/40$Build-2</meta:generator>
    <meta:document-statistic meta:table-count="0" meta:image-count="0" meta:object-count="0" meta:page-count="4" meta:paragraph-count="44" meta:word-count="1212" meta:character-count="8085" meta:non-whitespace-character-count="68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